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FreeSans,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rsid="001b8df0" officeooo:paragraph-rsid="001b8df0"/>
    </style:style>
    <style:style style:name="P2" style:family="paragraph" style:parent-style-name="Text_20_body">
      <style:text-properties officeooo:rsid="001fd425" officeooo:paragraph-rsid="0020b720"/>
    </style:style>
    <style:style style:name="P3" style:family="paragraph" style:parent-style-name="Text_20_body">
      <style:text-properties officeooo:rsid="0025bb8d" officeooo:paragraph-rsid="002ee2d6"/>
    </style:style>
    <style:style style:name="P4" style:family="paragraph" style:parent-style-name="Text_20_body">
      <style:text-properties officeooo:rsid="002b7169" officeooo:paragraph-rsid="002b7169"/>
    </style:style>
    <style:style style:name="P5" style:family="paragraph" style:parent-style-name="Text_20_body">
      <style:text-properties officeooo:rsid="002c801b" officeooo:paragraph-rsid="002c801b"/>
    </style:style>
    <style:style style:name="P6" style:family="paragraph" style:parent-style-name="Text_20_body">
      <style:text-properties officeooo:rsid="002ee2d6" officeooo:paragraph-rsid="002ee2d6"/>
    </style:style>
    <style:style style:name="P7" style:family="paragraph" style:parent-style-name="Text_20_body">
      <style:text-properties officeooo:rsid="0030e181" officeooo:paragraph-rsid="0030e181"/>
    </style:style>
    <style:style style:name="P8" style:family="paragraph" style:parent-style-name="Text_20_body">
      <style:text-properties officeooo:rsid="003476ee" officeooo:paragraph-rsid="003476ee"/>
    </style:style>
    <style:style style:name="P9" style:family="paragraph" style:parent-style-name="Text_20_body">
      <style:text-properties officeooo:rsid="003865d6" officeooo:paragraph-rsid="003865d6"/>
    </style:style>
    <style:style style:name="P10" style:family="paragraph" style:parent-style-name="Text_20_body">
      <style:text-properties officeooo:rsid="003c2fc8" officeooo:paragraph-rsid="003c2fc8"/>
    </style:style>
    <style:style style:name="P11" style:family="paragraph" style:parent-style-name="Text_20_body">
      <style:text-properties officeooo:rsid="003cc3cc" officeooo:paragraph-rsid="003cc3cc"/>
    </style:style>
    <style:style style:name="P12" style:family="paragraph" style:parent-style-name="Text_20_body">
      <style:text-properties officeooo:rsid="003d8c49" officeooo:paragraph-rsid="003d8c49"/>
    </style:style>
    <style:style style:name="P13" style:family="paragraph" style:parent-style-name="Text_20_body">
      <style:text-properties officeooo:rsid="0040e3a9" officeooo:paragraph-rsid="004384cc"/>
    </style:style>
    <style:style style:name="P14" style:family="paragraph" style:parent-style-name="Text_20_body">
      <style:text-properties officeooo:rsid="004384cc" officeooo:paragraph-rsid="004384cc"/>
    </style:style>
    <style:style style:name="P15" style:family="paragraph" style:parent-style-name="Text_20_body">
      <style:text-properties officeooo:rsid="004741a8" officeooo:paragraph-rsid="004741a8"/>
    </style:style>
    <style:style style:name="P16" style:family="paragraph" style:parent-style-name="Text_20_body">
      <style:text-properties officeooo:rsid="0048132d" officeooo:paragraph-rsid="0048132d"/>
    </style:style>
    <style:style style:name="P17" style:family="paragraph" style:parent-style-name="Text_20_body">
      <style:text-properties officeooo:rsid="004a49c5" officeooo:paragraph-rsid="004a49c5"/>
    </style:style>
    <style:style style:name="P18" style:family="paragraph" style:parent-style-name="Text_20_body">
      <style:text-properties officeooo:rsid="004cdc42" officeooo:paragraph-rsid="004cdc42"/>
    </style:style>
    <style:style style:name="P19" style:family="paragraph" style:parent-style-name="Text_20_body">
      <style:text-properties officeooo:rsid="004fbc1b" officeooo:paragraph-rsid="004fbc1b"/>
    </style:style>
    <style:style style:name="P20" style:family="paragraph" style:parent-style-name="Text_20_body">
      <style:text-properties officeooo:rsid="00538eb5" officeooo:paragraph-rsid="00538eb5"/>
    </style:style>
    <style:style style:name="P21" style:family="paragraph" style:parent-style-name="Text_20_body">
      <style:text-properties officeooo:rsid="005bab35" officeooo:paragraph-rsid="005bab35"/>
    </style:style>
    <style:style style:name="P22" style:family="paragraph" style:parent-style-name="Text_20_body">
      <style:text-properties officeooo:paragraph-rsid="005dd806"/>
    </style:style>
    <style:style style:name="P23" style:family="paragraph" style:parent-style-name="Text_20_body">
      <style:text-properties officeooo:rsid="005e931b" officeooo:paragraph-rsid="005e931b"/>
    </style:style>
    <style:style style:name="P24" style:family="paragraph" style:parent-style-name="Text_20_body">
      <style:text-properties officeooo:rsid="0061eee0" officeooo:paragraph-rsid="0061eee0"/>
    </style:style>
    <style:style style:name="P25" style:family="paragraph" style:parent-style-name="Text_20_body">
      <style:text-properties officeooo:rsid="0067e37b" officeooo:paragraph-rsid="0067e37b"/>
    </style:style>
    <style:style style:name="P26" style:family="paragraph" style:parent-style-name="Text_20_body">
      <style:text-properties officeooo:rsid="0068a0f4" officeooo:paragraph-rsid="0068a0f4"/>
    </style:style>
    <style:style style:name="P27" style:family="paragraph" style:parent-style-name="Text_20_body">
      <style:text-properties officeooo:rsid="006be3ac" officeooo:paragraph-rsid="006be3ac"/>
    </style:style>
    <style:style style:name="P28" style:family="paragraph" style:parent-style-name="Text_20_body">
      <style:text-properties officeooo:rsid="006c9ff7" officeooo:paragraph-rsid="006c9ff7"/>
    </style:style>
    <style:style style:name="P29" style:family="paragraph" style:parent-style-name="Text_20_body">
      <style:text-properties officeooo:rsid="006e2f3b" officeooo:paragraph-rsid="006e2f3b"/>
    </style:style>
    <style:style style:name="P30" style:family="paragraph" style:parent-style-name="Text_20_body">
      <style:text-properties officeooo:rsid="006f0a30" officeooo:paragraph-rsid="00705324"/>
    </style:style>
    <style:style style:name="P31" style:family="paragraph" style:parent-style-name="Text_20_body">
      <style:text-properties officeooo:rsid="0071ef23" officeooo:paragraph-rsid="0071ef23"/>
    </style:style>
    <style:style style:name="P32" style:family="paragraph" style:parent-style-name="Text_20_body">
      <style:text-properties officeooo:rsid="0075cdc4" officeooo:paragraph-rsid="0075cdc4"/>
    </style:style>
    <style:style style:name="P33" style:family="paragraph" style:parent-style-name="Text_20_body">
      <style:text-properties officeooo:rsid="0078692c" officeooo:paragraph-rsid="007afe42"/>
    </style:style>
    <style:style style:name="P34" style:family="paragraph" style:parent-style-name="Text_20_body">
      <style:text-properties officeooo:rsid="0078692c" officeooo:paragraph-rsid="007b16cc"/>
    </style:style>
    <style:style style:name="P35" style:family="paragraph" style:parent-style-name="Text_20_body">
      <style:text-properties officeooo:rsid="007b16cc" officeooo:paragraph-rsid="007b16cc"/>
    </style:style>
    <style:style style:name="P36" style:family="paragraph" style:parent-style-name="Text_20_body">
      <style:text-properties officeooo:rsid="007f2a97" officeooo:paragraph-rsid="007f2a97"/>
    </style:style>
    <style:style style:name="P37" style:family="paragraph" style:parent-style-name="Text_20_body">
      <style:text-properties officeooo:rsid="008144c4" officeooo:paragraph-rsid="008144c4"/>
    </style:style>
    <style:style style:name="P38" style:family="paragraph" style:parent-style-name="Text_20_body">
      <style:text-properties officeooo:rsid="0082ee01" officeooo:paragraph-rsid="0082ee01"/>
    </style:style>
    <style:style style:name="P39" style:family="paragraph" style:parent-style-name="Text_20_body">
      <style:text-properties officeooo:rsid="00846030" officeooo:paragraph-rsid="00846030"/>
    </style:style>
    <style:style style:name="P40" style:family="paragraph" style:parent-style-name="Text_20_body">
      <style:text-properties officeooo:rsid="00853e92" officeooo:paragraph-rsid="00853e92"/>
    </style:style>
    <style:style style:name="P41" style:family="paragraph" style:parent-style-name="Text_20_body">
      <style:text-properties officeooo:rsid="0085d3a5" officeooo:paragraph-rsid="0085d3a5"/>
    </style:style>
    <style:style style:name="P42" style:family="paragraph" style:parent-style-name="Text_20_body">
      <style:text-properties officeooo:rsid="0085f2a4" officeooo:paragraph-rsid="0085f2a4"/>
    </style:style>
    <style:style style:name="P43" style:family="paragraph" style:parent-style-name="Text_20_body">
      <style:text-properties officeooo:rsid="00862f14" officeooo:paragraph-rsid="00862f14"/>
    </style:style>
    <style:style style:name="P44" style:family="paragraph" style:parent-style-name="Text_20_body">
      <style:text-properties officeooo:rsid="0087a8e7" officeooo:paragraph-rsid="0087a8e7"/>
    </style:style>
    <style:style style:name="P45" style:family="paragraph" style:parent-style-name="Text_20_body">
      <style:text-properties officeooo:rsid="0089233e" officeooo:paragraph-rsid="0089233e"/>
    </style:style>
    <style:style style:name="P46" style:family="paragraph" style:parent-style-name="Text_20_body">
      <style:text-properties officeooo:rsid="0089b163" officeooo:paragraph-rsid="0089b163"/>
    </style:style>
    <style:style style:name="P47" style:family="paragraph" style:parent-style-name="Text_20_body">
      <style:text-properties officeooo:rsid="008c9e31" officeooo:paragraph-rsid="008c9e31"/>
    </style:style>
    <style:style style:name="P48" style:family="paragraph" style:parent-style-name="Text_20_body">
      <style:text-properties officeooo:rsid="008e5e28" officeooo:paragraph-rsid="008e5e28"/>
    </style:style>
    <style:style style:name="P49" style:family="paragraph" style:parent-style-name="Heading_20_2">
      <style:text-properties officeooo:paragraph-rsid="00651098"/>
    </style:style>
    <style:style style:name="P50" style:family="paragraph" style:parent-style-name="Standard">
      <style:text-properties officeooo:rsid="001a49d3" officeooo:paragraph-rsid="001a49d3"/>
    </style:style>
    <style:style style:name="T1" style:family="text">
      <style:text-properties officeooo:rsid="001d18d2"/>
    </style:style>
    <style:style style:name="T2" style:family="text">
      <style:text-properties officeooo:rsid="001d5b42"/>
    </style:style>
    <style:style style:name="T3" style:family="text">
      <style:text-properties officeooo:rsid="0020b720"/>
    </style:style>
    <style:style style:name="T4" style:family="text">
      <style:text-properties officeooo:rsid="00255ed8"/>
    </style:style>
    <style:style style:name="T5" style:family="text">
      <style:text-properties officeooo:rsid="0027352a"/>
    </style:style>
    <style:style style:name="T6" style:family="text">
      <style:text-properties officeooo:rsid="0027559b"/>
    </style:style>
    <style:style style:name="T7" style:family="text">
      <style:text-properties officeooo:rsid="002b2c72"/>
    </style:style>
    <style:style style:name="T8" style:family="text">
      <style:text-properties officeooo:rsid="002ee2d6"/>
    </style:style>
    <style:style style:name="T9" style:family="text">
      <style:text-properties officeooo:rsid="0030e181"/>
    </style:style>
    <style:style style:name="T10" style:family="text">
      <style:text-properties officeooo:rsid="003278a8"/>
    </style:style>
    <style:style style:name="T11" style:family="text">
      <style:text-properties officeooo:rsid="0035a5d6"/>
    </style:style>
    <style:style style:name="T12" style:family="text">
      <style:text-properties officeooo:rsid="00367048"/>
    </style:style>
    <style:style style:name="T13" style:family="text">
      <style:text-properties officeooo:rsid="0039350a"/>
    </style:style>
    <style:style style:name="T14" style:family="text">
      <style:text-properties officeooo:rsid="00397cb0"/>
    </style:style>
    <style:style style:name="T15" style:family="text">
      <style:text-properties officeooo:rsid="003a03ba"/>
    </style:style>
    <style:style style:name="T16" style:family="text">
      <style:text-properties officeooo:rsid="003cc3cc"/>
    </style:style>
    <style:style style:name="T17" style:family="text">
      <style:text-properties officeooo:rsid="0042daaa"/>
    </style:style>
    <style:style style:name="T18" style:family="text">
      <style:text-properties officeooo:rsid="0045228a"/>
    </style:style>
    <style:style style:name="T19" style:family="text">
      <style:text-properties officeooo:rsid="0049f777"/>
    </style:style>
    <style:style style:name="T20" style:family="text">
      <style:text-properties fo:font-style="italic" style:font-style-asian="italic" style:font-style-complex="italic"/>
    </style:style>
    <style:style style:name="T21" style:family="text">
      <style:text-properties fo:font-style="italic" officeooo:rsid="005540bb" style:font-style-asian="italic" style:font-style-complex="italic"/>
    </style:style>
    <style:style style:name="T22" style:family="text">
      <style:text-properties officeooo:rsid="004d3121"/>
    </style:style>
    <style:style style:name="T23" style:family="text">
      <style:text-properties officeooo:rsid="004fe865"/>
    </style:style>
    <style:style style:name="T24" style:family="text">
      <style:text-properties officeooo:rsid="005540bb"/>
    </style:style>
    <style:style style:name="T25" style:family="text">
      <style:text-properties fo:font-style="normal" style:font-style-asian="normal" style:font-style-complex="normal"/>
    </style:style>
    <style:style style:name="T26" style:family="text">
      <style:text-properties fo:font-style="normal" officeooo:rsid="005540bb" style:font-style-asian="normal" style:font-style-complex="normal"/>
    </style:style>
    <style:style style:name="T27" style:family="text">
      <style:text-properties fo:font-style="normal" officeooo:rsid="00562461" style:font-style-asian="normal" style:font-style-complex="normal"/>
    </style:style>
    <style:style style:name="T28" style:family="text">
      <style:text-properties fo:font-style="normal" officeooo:rsid="00566614" style:font-style-asian="normal" style:font-style-complex="normal"/>
    </style:style>
    <style:style style:name="T29" style:family="text">
      <style:text-properties fo:font-style="normal" officeooo:rsid="005766bb" style:font-style-asian="normal" style:font-style-complex="normal"/>
    </style:style>
    <style:style style:name="T30" style:family="text">
      <style:text-properties fo:font-style="normal" officeooo:rsid="0059079e" style:font-style-asian="normal" style:font-style-complex="normal"/>
    </style:style>
    <style:style style:name="T31" style:family="text">
      <style:text-properties fo:font-style="normal" officeooo:rsid="00590c7a" style:font-style-asian="normal" style:font-style-complex="normal"/>
    </style:style>
    <style:style style:name="T32" style:family="text">
      <style:text-properties fo:font-style="normal" officeooo:rsid="005d274f" style:font-style-asian="normal" style:font-style-complex="normal"/>
    </style:style>
    <style:style style:name="T33" style:family="text">
      <style:text-properties fo:font-style="normal" officeooo:rsid="005bab35" style:font-style-asian="normal" style:font-style-complex="normal"/>
    </style:style>
    <style:style style:name="T34"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5d274f" style:text-blinking="false" style:font-size-asian="12pt" style:font-style-asian="normal" style:font-size-complex="12pt" style:font-style-complex="normal"/>
    </style:style>
    <style:style style:name="T35" style:family="text">
      <style:text-properties style:use-window-font-color="true" style:font-name="Liberation Serif" fo:font-size="12pt" fo:font-style="normal" style:font-size-asian="12pt" style:font-style-asian="normal" style:font-size-complex="12pt" style:font-style-complex="normal"/>
    </style:style>
    <style:style style:name="T36" style:family="text">
      <style:text-properties style:use-window-font-color="true" style:font-name="Liberation Serif" fo:font-size="12pt" fo:font-style="normal" officeooo:rsid="005d274f" style:font-size-asian="12pt" style:font-style-asian="normal" style:font-size-complex="12pt" style:font-style-complex="normal"/>
    </style:style>
    <style:style style:name="T37" style:family="text">
      <style:text-properties officeooo:rsid="00651098"/>
    </style:style>
    <style:style style:name="T38" style:family="text">
      <style:text-properties officeooo:rsid="006a6b6e"/>
    </style:style>
    <style:style style:name="T39" style:family="text">
      <style:text-properties officeooo:rsid="006c74ee"/>
    </style:style>
    <style:style style:name="T40" style:family="text">
      <style:text-properties officeooo:rsid="00705324"/>
    </style:style>
    <style:style style:name="T41" style:family="text">
      <style:text-properties officeooo:rsid="0073e71f"/>
    </style:style>
    <style:style style:name="T42" style:family="text">
      <style:text-properties officeooo:rsid="00770839"/>
    </style:style>
    <style:style style:name="T43" style:family="text">
      <style:text-properties officeooo:rsid="0079b133"/>
    </style:style>
    <style:style style:name="T44" style:family="text">
      <style:text-properties officeooo:rsid="007afe42"/>
    </style:style>
    <style:style style:name="T45" style:family="text">
      <style:text-properties officeooo:rsid="007b16cc"/>
    </style:style>
    <style:style style:name="T46" style:family="text">
      <style:text-properties officeooo:rsid="007c752f"/>
    </style:style>
    <style:style style:name="T47" style:family="text">
      <style:text-properties officeooo:rsid="00804dd4"/>
    </style:style>
    <style:style style:name="T48" style:family="text">
      <style:text-properties officeooo:rsid="00830933"/>
    </style:style>
    <style:style style:name="T49" style:family="text">
      <style:text-properties officeooo:rsid="0085f2a4"/>
    </style:style>
    <style:style style:name="T50" style:family="text">
      <style:text-properties officeooo:rsid="008b167e"/>
    </style:style>
    <style:style style:name="T51" style:family="text">
      <style:text-properties officeooo:rsid="008f8f6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ENC 2412-3</text:p>
      <text:p text:style-name="P50"/>
      <text:p text:style-name="Title">Les outils de l’archivage numérique. </text:p>
      <text:p text:style-name="Text_20_body"/>
      <text:p text:style-name="P1">Marion Humbert, SIAF, Bureau du contrôle et de la collecte des archives publiques. <text:span text:style-name="T1">VITAM et OCTAVE et ADSOR. </text:span></text:p>
      <text:p text:style-name="P48">Marion.humber<text:span text:style-name="T51">t</text:span>@siaf… </text:p>
      <text:p text:style-name="P1"/>
      <text:h text:style-name="Heading_20_1" text:outline-level="1"><text:span text:style-name="T2">1-</text:span>Cycle de vie du document numérique. </text:h>
      <text:p text:style-name="P2"><text:span text:style-name="T3">3 temps dans la vie du document numérique (comme pour le papier) : usage courant, intermédiaire, historique.</text:span></text:p>
      <text:p text:style-name="P2">Gestion documentaire (« record managment »), archivage à valeur probante (intégrité et traçabilité), conservation sur le long terme. </text:p>
      <text:p text:style-name="P2">« <text:span text:style-name="T4">archivage » : pour la plupart du temps, les gens pensent « vieux documents » alors que c’est le document dès sa création (cf Code du Patrimoine). </text:span></text:p>
      <text:p text:style-name="P5">Normes de record management :</text:p>
      <text:p text:style-name="P3">→<text:span text:style-name="T8"> </text:span>ISO 15489 <text:span text:style-name="T7">(organisation internationale de normalisation)</text:span>, </text:p>
      <text:p text:style-name="P3"><text:span text:style-name="T8">→ </text:span>MoReq (norme de l’UE pour être une approche pratique de ISO 15489, la dernière version date de 2010 <text:span text:style-name="T5">et est peu utilisé</text:span>), </text:p>
      <text:p text:style-name="P3"><text:span text:style-name="T8">→ </text:span>ICA-Req <text:span text:style-name="T6">(principes et exigences pour l’archivage dans un environnement électronique, divisé en 3 parties)</text:span> pour les gestions documentaires.</text:p>
      <text:p text:style-name="P5">Normes de l’archivage à valeur probante :</text:p>
      <text:p text:style-name="P4"><text:span text:style-name="T8">→ </text:span>NF Z 42-013/ISO 14641-1 : « Spécifications pour la conception et à l’exploitation de système <text:s/>informatique pour assurer la conservation et l’intégrité des documents stockés dans ses systèmes ». cette norme date de 2009 et est en cours de révision à l’AFNOR. Elle concerne les documents figés tant numérisés que nativement numériques. <text:s/></text:p>
      <text:p text:style-name="P6">→ NF Z 42-020 : norme pour les coffres-forts numériques, <text:span text:style-name="T9">elle se concentre sur l’intégrité. </text:span></text:p>
      <text:p text:style-name="P7">→ NF Z 42-026 : spécification de numérisation fidèle de document sur support papier et le contrôle de ces documents. <text:span text:style-name="T10">Elle date de 2017. </text:span></text:p>
      <text:p text:style-name="P8">Normes de la conservation sur le long terme :</text:p>
      <text:p text:style-name="P8">→ OAIS : norme conceptuelle qui vient de l’aérospatiale et qui décrit comment fonctionne un système d’Archivage électronique (SAE). </text:p>
      <text:p text:style-name="P8"><text:soft-page-break/>→ formats : <text:span text:style-name="T11">permets de définir des normes sur les formats et leur conservation dans le temps. </text:span></text:p>
      <text:p text:style-name="P8"><text:tab/><text:span text:style-name="T12">Ex: base PRONOM, archives nationales de Grande Bretagne, informations sur les formats de fichiers et les programmes pour les lire. </text:span></text:p>
      <text:p text:style-name="P8"/>
      <text:p text:style-name="P9">Ce qui relie ces normes ce sont les formats de méta-données : </text:p>
      <text:p text:style-name="P9">→ SEDA (standard d’échange pour les données d’archives), le SEDA1 a été normalisé à l’AFNOR en ISO. </text:p>
      <text:p text:style-name="P9">→ ISO 23081, <text:span text:style-name="T14">norme sur la gouvernance des méta-données, comment les gérer, qu’est-ce qui les impacte etc. </text:span></text:p>
      <text:p text:style-name="P9">→ PREMIS, <text:span text:style-name="T15">méta-données pour les informations sur la pérennisation des méta-données. </text:span></text:p>
      <text:p text:style-name="P9">→ METS : <text:span text:style-name="T13">metadata encoding transport standard, il est maintenu par la bibliothèque du Congrès. </text:span></text:p>
      <text:p text:style-name="Text_20_body"/>
      <text:h text:style-name="Heading_20_1" text:outline-level="1"><text:span text:style-name="T2">2-</text:span>Les outils de gestion de l’information numérique. </text:h>
      <text:h text:style-name="Heading_20_2" text:outline-level="2">Quelques généralités. </text:h>
      <text:p text:style-name="P10">La croissance de la dématérialisation dans les administrations est en hausse exponentielle <text:span text:style-name="T16">en France, il s’agit d’une obligation légale dans de nombreuses collectivités. </text:span></text:p>
      <text:p text:style-name="P11">2007 : arrêté sur l’obligation de dématérialisation des pièces comptables. </text:p>
      <text:p text:style-name="P12">Dématérialiser c’est bien mais il faut tout de suite prévoir les conditions de purges, de traçabilité etc. </text:p>
      <text:p text:style-name="P13">Parfois, les arguments pour la dématérialisation sont peu pertinents : quand ça marche, c’est très rapide et on y gagne en temps mais pour la mise en place cela prend du temps et c’est très complexe (cf l’optimisation des processus peut prendre plusieurs années). </text:p>
      <text:p text:style-name="P13"><text:span text:style-name="T17">L</text:span>’argument du gain monétaire est un faux argument : il faut mettre en place des servers et des baies, de la maintenance, du personnel qualifié etc. </text:p>
      <text:p text:style-name="P14">Multiplication des acteurs : on a besoin d‘un archiviste, d’un ou plusieurs informaticiens. <text:span text:style-name="T18">Possibilité d’avoir recours à un tiers-archiveur pour les données courantes et intermédiaires, mais ce n’est que temporaire et il faut prévoir le retour des archives pour les archives historiques. On peut aussi juste externaliser l’hébergement des données. </text:span></text:p>
      <text:h text:style-name="Heading_20_2" text:outline-level="2">Les outils de gestion. </text:h>
      <text:p text:style-name="P15">Le SAE n’est pas : </text:p>
      <text:p text:style-name="P16">→ une GED (gestion électronique de documents), c’est l’outils à la mode pour commencer le tri. Elle est en aval des applications de production, il a des fonctionnalités de validation et d’enregistrement. Elle peut faire du contrôle notamment sur de l’OCR, du versionnage, <text:soft-page-break/>métadonnées et indexation, plan de classement. <text:span text:style-name="T19">Elle est qualibrée pour conserver les documents. Une GEC : gestion électronique de courrier est une GED spécialisée. </text:span></text:p>
      <text:p text:style-name="P17">→ un outils de <text:span text:style-name="T20">record managment </text:span>: GED avec un pan de gestion de cycle de vie des données. </text:p>
      <text:p text:style-name="P18">Une GED bien utilisée peut être suffisante pour gérer des archives courantes et intermédiaire. Passé 10 ans, les documents doivent passer dans un SAE. <text:span text:style-name="T22">On peut aussi voir la notion Enterprise Content Managment (ECN). GEID (gestion électronique des informations et documents des entreprises). </text:span></text:p>
      <text:p text:style-name="P19">→ NF Z 42-020, le coffre-fort numérique. Pour certaine normes, il existe des certifications (ici NF 203), cela signifie qu’on a vérifier qu’un logiciel remplis les exigences de la normes. <text:span text:style-name="T23">Le coffre-fort est un composant tourné uniquement vers l’intégrité du document ! Conteneur d’objet et de méta-données techniques obligatoires (gestion stricte des droits, horodatage, traçabilité des évènements, pilotage des copies). Le coffre-fort est au-dessus de la GED pour la traçabilité et l’intégrité des données. /!\ le coffre-fort n’est pas fait pour conserver dans le temps, il ne gère pas les formats et leur pérennisation dans le temps. </text:span></text:p>
      <text:h text:style-name="Heading_20_1" text:outline-level="1"><text:span text:style-name="T2">3-</text:span>Le SAE : fonctionnalités et exemples. </text:h>
      <text:p text:style-name="Text_20_body"/>
      <text:p text:style-name="P20">Il assure les fonctions de pérennisation (formats, supports, métadonnées), de communication et d’accès <text:span text:style-name="T24">en plus des fonctionnalités du GED et du</text:span><text:span text:style-name="T21"> record management</text:span><text:span text:style-name="T26">. </text:span><text:span text:style-name="T27">Il va aussi vérifier la conservation dans le temps du train de bit d’un document via un algorithme de hachage (empreinte sous forme d’un condensé de train de bits). </text:span><text:span text:style-name="T28">Cf les SHA 256 et 512 </text:span><text:span text:style-name="T29">sont les plus utilisés actuellement. </text:span><text:span text:style-name="T30">Ces algorithmes évoluent continuellement pour ne pas être crac</text:span><text:span text:style-name="T31">ker dans le temps.</text:span></text:p>
      <text:p text:style-name="P20"><text:span text:style-name="T31"/></text:p>
      <text:h text:style-name="Heading_20_2" text:outline-level="2"><text:span text:style-name="T31">L</text:span><text:span text:style-name="T25">es fonctionnalités principales du SAE : </text:span></text:h>
      <text:p text:style-name="P22"><text:span text:style-name="T33">→ Intégrité, cf le code civil sur les écrits et la preuve pour l’électronique « </text:span><text:span text:style-name="T32">sous réserve que puisse être dûmen</text:span><text:span text:style-name="T36">t identifié la personne dont il émane et qu’il puissent être conserver dans des conditions qui assure son intégrité » </text:span><text:a xlink:type="simple" xlink:href="https://www.legifrance.gouv.fr/affichTexte.do;jsessionid=A5CC57843CEB9E55DCCD9EF5298DBB82.tplgfr37s_2?cidTexte=JORFTEXT000032004939&amp;dateTexte=20181029" text:style-name="Internet_20_link" text:visited-style-name="Visited_20_Internet_20_Link"><text:span text:style-name="Strong_20_Emphasis"><text:span text:style-name="T34">Ordonnance n° 2016-131 du 10 février 2016 portant réforme du droit des contrats, du régime général et de la preuve des obligations</text:span></text:span></text:a><text:span text:style-name="T36">.</text:span></text:p>
      <text:p text:style-name="P23"><text:span text:style-name="T36">I</text:span><text:span text:style-name="T35">l faut donner et avoir confiance dans le document électronique. </text:span></text:p>
      <text:p text:style-name="P21"><text:span text:style-name="T35">→ pérennité</text:span><text:span text:style-name="T25">, </text:span></text:p>
      <text:p text:style-name="P21"><text:span text:style-name="T25">→traçabilité,</text:span></text:p>
      <text:p text:style-name="P21"><text:span text:style-name="T25">→ accès.</text:span></text:p>
      <text:h text:style-name="P49" text:outline-level="2">Le SAE :</text:h>
      <text:p text:style-name="Text_20_body">SAE : système d’information (SI) avec les processus métiers mis en œuvre par des acteurs. Le tout est assis sur un socle documentaire qui stabilise l’intégralité. </text:p>
      <text:p text:style-name="P24"><text:soft-page-break/>Le SI : infrastructures matérielles, environnement système, environnement logiciel. <text:span text:style-name="T37">On peut recourir à un tiers pour chacun de ces trois blocs. l’environnement logiciel n’est externalisable que si l’entreprise externe est certifiée. </text:span></text:p>
      <text:p text:style-name="P25">Processus métier : quels types de fichiers, cycle de vie, quelles procédures = administration fonctionnelle du SAE. </text:p>
      <text:p text:style-name="P26">Processus métiers mis en branle par des acteurs qui ont différents rôles (cf France Archives <text:span text:style-name="T38">et les modèles pour distinguer les acteurs et les rôles</text:span>). </text:p>
      <text:p text:style-name="P27">Toutes ces informations sont décrites dans le socle documentaire. <text:span text:style-name="T39">On trouve les politiques d’archivage : principes organisationnels et de mise en œuvre de l’archivage électronique, les documents de référence du socle documentaire du SAE. Niveau macro, indépendant des choix techniques sur le matériel. </text:span></text:p>
      <text:p text:style-name="P28">En plus, on va mettre en place un contrat de service (un par service versant), on y trouve des exigences et niveaux de services pour la fourniture de l’archivage électronique et le contrat unique entre un service producteur et l’autorité d’archivage (et éventuellement un tiers). </text:p>
      <text:p text:style-name="P29">Et dans le contrat de service, on va mettre en place le contrat de versement : qui ne concerne qu’un versement ont va trouver les règles pour la description et le versement des archives d’un service producteur par un service versant et on va trouver un contrat pour un ensemble typologique homoègne.</text:p>
      <text:p text:style-name="P29"/>
      <text:h text:style-name="Heading_20_2" text:outline-level="2">Le SAE n’est pas un monolithe.</text:h>
      <text:p text:style-name="P30"><text:span text:style-name="T40">D</text:span>es briques fonctionnelles peuvent être confiées à différentes organisation. </text:p>
      <text:p text:style-name="P31">La gestion des droits, voire la gestion documentaire, sont parfois déportées du côté des producteurs : <text:span text:style-name="T41">on laisse le producteur gérer les paquets à entrer dans le SAE par exemple. </text:span></text:p>
      <text:p text:style-name="P32">La brique accès est parfois confié à un outil plus générique (GED ou logiciel documentaire <text:span text:style-name="T42">en plus du SAE pour faciliter l’accès</text:span>). </text:p>
      <text:p text:style-name="P33">La brique stockage est parfois externalisée : le tiers-archiveur (uniquement pour les archives courantes et intermédiaires dans le cadre des archives publiques et il doit être certifié), l’hébergement <text:span text:style-name="T43">(sauf dans le cadre des données de santé, qui nécessitent une accréditation spécifique du ministère de la Santé).</text:span></text:p>
      <text:h text:style-name="Heading_20_2" text:outline-level="2">La slide à retenir : </text:h>
      <text:p text:style-name="P33"><text:span text:style-name="T44">les normes : OAIS, NF Z42-013 et SEDA. </text:span></text:p>
      <text:p text:style-name="P34"><text:span text:style-name="T44">Schéma SAE et les principaux objectifs. </text:span></text:p>
      <text:h text:style-name="Heading_20_2" text:outline-level="2"><text:span text:style-name="T45">Zoom : la pérennisation des données. </text:span><text:s/></text:h>
      <text:p text:style-name="P35">Un outil de pérennisation <text:span text:style-name="T46">(cf le SAE, par exemple)</text:span> doit contrôler et valider les données entrantes pour garantir le bon accès ultérieur à ces données.</text:p>
      <text:p text:style-name="P36"><text:soft-page-break/>Plusieurs étapes dans le processus d’entrée : </text:p>
      <text:p text:style-name="P36">1- évaluer et sélectionner les données (politique de pérennisation : on exige certains formats).</text:p>
      <text:p text:style-name="P36">2-identification des formats de données. </text:p>
      <text:p text:style-name="P36">3- validation des formats de données. </text:p>
      <text:p text:style-name="P36">4-Eventuellement : migration des <text:span text:style-name="T47">formats. Mais la conversion peut générer des erreurs. </text:span></text:p>
      <text:p text:style-name="P37">Cf 2015 : Archives et SINES sur le PDF. </text:p>
      <text:p text:style-name="P38">Les outils les plus courants : DROID pour l’identification, il marche avec la base PRONOM. <text:span text:style-name="T48">Outil libre. </text:span></text:p>
      <text:p text:style-name="P39">La validation : on s’assure du bon formatage des données par rapport à un modèle idéal. Cf l’outil JHOB. </text:p>
      <text:p text:style-name="P40">FITS : permet de récupérer des métadonnées en embarquant DROID et JHOB. </text:p>
      <text:p text:style-name="P41">Conversion de format et émulation <text:span text:style-name="T49">mais cela évolue constamment, on garde donc toujours le fichier de base et deux fichiers convertis car dans 6 mois, il y aura peut-être un format meilleur. </text:span></text:p>
      <text:p text:style-name="P42">Le référentiel général d’interopérabilité pour les Archives de France : format ouvert ou propriétaires mais avec une documentation bien établie. </text:p>
      <text:p text:style-name="P43">Le RGI distingue 3 types de méta-données : interopérabilité sémantique (vocabulaire), syntaxique (format) et technique (les protocoles d’échanges). </text:p>
      <text:p text:style-name="P44">L’émulation est très connu pour les jeux vidéos mais elle est aussi très très utile pour pouvoir lire des formats très vieux en reproduisant/émulant le système d’exploitation qui permettait de lire ces vieux jeux. </text:p>
      <text:p text:style-name="P44"><text:tab/>Ex : internet archives et internet arcade.</text:p>
      <text:p text:style-name="P44"/>
      <text:p text:style-name="P45">Archivage électronique : sujet complexe mais ajd il y a beaucoup de ressources et donc beaucoup de facilité pour saisir les enjeux. </text:p>
      <text:p text:style-name="P46">Complémentarité de l’archiviste avec d’autres professions et d’autres compétences pour gérer au mieux les données. <text:span text:style-name="T50">L’archiviste doit être un interlocuteur présent et fiable face aux outils. Nombreux outils en évolution constante : il faut se concentrer sur les besoins pour faire le tri dans les outils. </text:span></text:p>
      <text:p text:style-name="P47">Sujets encore largement à étudier pour les pans de l’accès et de la pérennis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FreeSans,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09:05:55.056880246</meta:creation-date>
    <dc:date>2018-10-29T15:54:55.965980749</dc:date>
    <meta:editing-duration>PT2H40M53S</meta:editing-duration>
    <meta:editing-cycles>115</meta:editing-cycles>
    <meta:generator>LibreOffice/5.3.7.2$MacOSX_X86_64 LibreOffice_project/6b8ed514a9f8b44d37a1b96673cbbdd077e24059</meta:generator>
    <meta:document-statistic meta:table-count="0" meta:image-count="0" meta:object-count="0" meta:page-count="5" meta:paragraph-count="82" meta:word-count="1662" meta:character-count="10563" meta:non-whitespace-character-count="8913"/>
  </office:meta>
</office:document-meta>
</file>